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Bats" svg:font-family="StarBat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L1">
      <style:text-properties fo:language="en" fo:country="GB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Office Demo Template</text:h>
      <text:p text:style-name="P1"/>
      <text:p text:style-name="P1">Field with content form Vaadin Rich Text Box: </text:p>
      <text:p text:style-name="P1"/>
      <text:p text:style-name="P1"/>
      <text:p text:style-name="P1"><text:text-input text:description="OOXML:content_p0">(PDXML:content)</text:text-input></text:p>
      <text:list xml:id="list32375722" text:style-name="L1">
        <text:list-item>
          <text:p text:style-name="P3"><text:text-input text:description="i.get(&quot;content&quot;)">(PDXML:content)</text:text-input><text:script>&lt;forEach items="content_l0" var="i" element="list-item"/&gt;</text:script></text:p>
        </text:list-item>
      </text:list>
      <text:p text:style-name="P1"><text:text-input text:description="OOXML:content_p1">(PDXML:content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Bats" svg:font-family="StarBat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y-bold" style:family="text">
      <style:text-properties fo:font-weight="bold"/>
    </style:style>
    <style:style style:name="my-italic" style:family="text">
      <style:text-properties fo:font-style="italic"/>
    </style:style>
    <style:style style:name="my-underlined" style:family="text"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4-02T12:47:11</meta:creation-date>
    <dc:creator>Jürgen Weismüller</dc:creator>
    <dc:date>2014-05-23T12:20:57.76</dc:date>
    <dc:language>fr-FR</dc:language>
    <meta:editing-cycles>89</meta:editing-cycles>
    <meta:editing-duration>PT13H46M13S</meta:editing-duration>
    <meta:document-statistic meta:table-count="0" meta:image-count="0" meta:object-count="0" meta:page-count="1" meta:paragraph-count="5" meta:word-count="15" meta:character-count="117"/>
    <meta:user-defined meta:name="Info 1"/>
    <meta:user-defined meta:name="Info 2"/>
    <meta:user-defined meta:name="Info 3"/>
    <meta:user-defined meta:name="Info 4"/>
  </office:meta>
</office:document-meta>
</file>